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54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lyt-sunrise-title">
      <style:graphic-properties fo:min-height="5.209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title">
      <style:graphic-properties draw:auto-grow-height="true" fo:min-height="3.507cm"/>
    </style:style>
    <style:style style:name="pr4" style:family="presentation" style:parent-style-name="lyt-sunrise-subtitle">
      <style:graphic-properties draw:fill-color="#ffffff" draw:auto-grow-height="true" fo:min-height="12.587cm"/>
    </style:style>
    <style:style style:name="pr5" style:family="presentation" style:parent-style-name="lyt-sunrise-notes">
      <style:graphic-properties draw:fill-color="#ffffff" fo:min-height="13.114cm"/>
    </style:style>
    <style:style style:name="pr6" style:family="presentation" style:parent-style-name="lyt-sunrise-outline1">
      <style:graphic-properties draw:auto-grow-height="true" fo:min-height="12.587cm"/>
    </style:style>
    <style:style style:name="pr7" style:family="presentation" style:parent-style-name="lyt-sunrise-outline1">
      <style:graphic-properties draw:auto-grow-height="true" fo:min-height="4.5cm"/>
    </style:style>
    <style:style style:name="pr8" style:family="presentation" style:parent-style-name="lyt-sunrise-title">
      <style:graphic-properties fo:min-height="3.256cm"/>
    </style:style>
    <style:style style:name="pr9" style:family="presentation" style:parent-style-name="lyt-sunrise-outline1">
      <style:graphic-properties fo:min-height="12.336cm"/>
    </style:style>
    <style:style style:name="P1" style:family="paragraph">
      <style:paragraph-properties fo:text-align="justify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000080" fo:font-style="normal" style:font-style-asian="normal" style:font-style-complex="normal"/>
    </style:style>
    <style:style style:name="P7" style:family="paragraph">
      <style:text-properties fo:color="#000080" fo:font-size="350pt" fo:font-style="normal" style:font-size-asian="350pt" style:font-style-asian="normal" style:font-size-complex="350pt" style:font-style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text-shadow="none"/>
    </style:style>
    <style:style style:name="T3" style:family="text">
      <style:text-properties fo:color="#000000" style:text-outline="false" style:text-line-through-style="none" fo:font-family="Helvetica" style:font-family-generic="swiss" fo:font-size="44pt" fo:font-style="normal" fo:text-shadow="none" style:text-underline-style="none" fo:font-weight="normal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/>
    </style:style>
    <style:style style:name="T4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80" fo:font-size="32pt" style:font-size-asian="32pt" style:font-size-complex="32pt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80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color="#000080" fo:font-size="350pt" style:font-size-asian="350pt" style:font-size-complex="3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11.488cm" svg:x="1.801cm" svg:y="4cm" presentation:class="title" presentation:user-transformed="true">
          <draw:text-box>
            <text:p>Optimization for Self-Adaptive Software Architecture at Runtime<text:line-break/><text:line-break/><text:line-break/><text:line-break/><text:line-break/><text:span text:style-name="T1">Tao 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Self-Adaptive Software</text:p>
          </draw:text-box>
        </draw:frame>
        <draw:frame presentation:style-name="pr4" draw:text-style-name="P1" draw:layer="layout" svg:width="25.199cm" svg:height="12.587cm" svg:x="1.301cm" svg:y="3cm">
          <draw:text-box>
            <text:p text:style-name="P1">“Software that are able to modify their behaviours and/or structure in response to their perception of the environment and the system itself, and their goals”</text:p>
          </draw:text-box>
        </draw:frame>
        <draw:frame draw:style-name="gr2" draw:text-style-name="P2" draw:layer="layout" svg:width="24.254cm" svg:height="1.673cm" svg:x="1.246cm" svg:y="17.327cm">
          <draw:text-box>
            <text:p text:style-name="P2">De Lemos, Rogério, et al. Software engineering for self-adaptive systems: A second research roadmap. Springer Berlin Heidelberg,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>
        <office:forms form:automatic-focus="false" form:apply-design-mode="false"/>
        <draw:frame presentation:style-name="pr3" draw:layer="layout" svg:width="25.199cm" svg:height="3.507cm" svg:x="1.402cm" svg:y="0.839cm" presentation:class="title" presentation:user-transformed="true">
          <draw:text-box>
            <text:p>Self-Adaptive Software</text:p>
          </draw:text-box>
        </draw:frame>
        <draw:rect draw:style-name="gr3" draw:text-style-name="P3" draw:layer="layout" svg:width="13.5cm" svg:height="3.5cm" svg:x="7.5cm" svg:y="6.5cm">
          <text:p text:style-name="P3">Adaptation Engine</text:p>
          <text:p text:style-name="P3">(Adaptation Logic)</text:p>
        </draw:rect>
        <draw:rect draw:style-name="gr3" draw:text-style-name="P3" draw:layer="layout" svg:width="13.5cm" svg:height="3.5cm" svg:x="7.5cm" svg:y="14.5cm">
          <text:p text:style-name="P3">Adaptable Software (or Software Stack)</text:p>
          <text:p text:style-name="P3">(Domain Logic)</text:p>
        </draw:rect>
        <draw:line draw:style-name="gr4" draw:text-style-name="P3" draw:layer="layout" svg:x1="10cm" svg:y1="14.1cm" svg:x2="10cm" svg:y2="10.1cm">
          <text:p/>
        </draw:line>
        <draw:line draw:style-name="gr4" draw:text-style-name="P3" draw:layer="layout" svg:x1="18cm" svg:y1="10.3cm" svg:x2="18cm" svg:y2="14.3cm">
          <text:p/>
        </draw:line>
        <draw:frame draw:style-name="gr5" draw:layer="layout" svg:width="2.796cm" svg:height="0.962cm" svg:x="5.704cm" svg:y="12cm">
          <draw:text-box>
            <text:p>Sensing</text:p>
          </draw:text-box>
        </draw:frame>
        <draw:frame draw:style-name="gr5" draw:layer="layout" svg:width="2.962cm" svg:height="0.962cm" svg:x="19.704cm" svg:y="12cm">
          <draw:text-box>
            <text:p>Effec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Goal of Runtime Optimization in Self-Adaptive Software Architecture</text:p>
          </draw:text-box>
        </draw:frame>
        <draw:frame presentation:style-name="pr4" draw:text-style-name="P4" draw:layer="layout" svg:width="25.199cm" svg:height="12.587cm" svg:x="1.401cm" svg:y="4.915cm">
          <draw:text-box>
            <text:p text:style-name="P4">Optimizing the non-functional attributes (e.g., performance, reliability and cost) of the adaptable software, so that their requirements can be better complied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Goal of <text:span text:style-name="T2">Runtime</text:span> Optimization in Self-Adaptive Software Architecture</text:p>
          </draw:text-box>
        </draw:frame>
        <draw:frame draw:style-name="gr6" draw:layer="layout" svg:width="16.725cm" svg:height="1.35cm" svg:x="3.275cm" svg:y="6.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20.918cm" svg:height="1.322cm" svg:x="3.148cm" svg:y="13.6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25.199cm" svg:height="14.287cm" svg:x="1.401cm" svg:y="4.915cm" presentation:class="outline" presentation:user-transformed="true">
          <draw:text-box>
            <text:list text:style-name="L2">
              <text:list-item>
                <text:p>Objective functions:</text:p>
                <text:p/>
                <text:p/>
              </text:list-item>
              <text:list-item>
                <text:p>It is an optimization problem with certain number of objectives:</text:p>
                <text:p/>
                <text:p/>
                <text:p>subject to Service Level Agreement, budget and energy requirements</text:p>
              </text:list-item>
            </text:list>
          </draw:text-box>
        </draw:frame>
        <draw:frame draw:style-name="gr6" draw:layer="layout" svg:width="14.826cm" svg:height="1.325cm" svg:x="3.275cm" svg:y="8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1 When to trigger optimization?</text:p>
          </draw:text-box>
        </draw:frame>
        <draw:frame presentation:style-name="pr4" draw:text-style-name="P4" draw:layer="layout" svg:width="25.199cm" svg:height="17.552cm" svg:x="1.401cm" svg:y="2.432cm">
          <draw:text-box>
            <text:p text:style-name="P4"/>
            <text:p text:style-name="P4"/>
            <text:p text:style-name="P4">Existing work would trigger optimization in self-adaptive software architecture when violation of requirements are detected (either proactive or reactive).</text:p>
            <text:p text:style-name="P4"/>
            <text:p text:style-name="P4">Threshold based approach does not work as it does not resolve the fundamental problems.</text:p>
            <text:p text:style-name="P4"/>
            <text:p text:style-name="P4"><text:span text:style-name="T4">What if</text:span><text:span text:style-name="T5">:</text:span></text:p>
            <text:p text:style-name="P4"/>
            <text:list text:style-name="L1">
              <text:list-header>
                <text:p text:style-name="P4"/>
              </text:list-header>
            </text:list>
            <text:p text:style-name="P4"/>
            <text:p text:style-name="P4"/>
          </draw:text-box>
        </draw:frame>
        <draw:frame presentation:style-name="pr7" draw:text-style-name="P1" draw:layer="layout" svg:width="25.199cm" svg:height="7.771cm" svg:x="1.301cm" svg:y="15.229cm" presentation:class="outline" presentation:user-transformed="true">
          <draw:text-box>
            <text:list text:style-name="L2">
              <text:list-item>
                <text:p text:style-name="P1">The violation is trivial?</text:p>
              </text:list-item>
              <text:list-item>
                <text:p text:style-name="P1">The payoff after the optimization is trivial under current circumstance? 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1 Research Questions</text:p>
          </draw:text-box>
        </draw:frame>
        <draw:frame presentation:style-name="pr4" draw:text-style-name="P4" draw:layer="layout" svg:width="25.199cm" svg:height="12.587cm" svg:x="1.5cm" svg:y="9.9cm">
          <draw:text-box>
            <text:p text:style-name="P4"/>
            <text:p text:style-name="P4"/>
            <text:p text:style-name="P4"><text:span text:style-name="T6">Significance:</text:span></text:p>
            <text:p text:style-name="P4"><text:span text:style-name="T7"/></text:p>
            <text:p text:style-name="P4">In long term, achieving the same or closed adaptation quality with much less number of adaptation, thus less overhead.</text:p>
            <text:p text:style-name="P4"/>
          </draw:text-box>
        </draw:frame>
        <draw:frame presentation:style-name="pr7" draw:text-style-name="P1" draw:layer="layout" svg:width="25.199cm" svg:height="13.287cm" svg:x="1.301cm" svg:y="3.5cm" presentation:class="outline" presentation:user-transformed="true">
          <draw:text-box>
            <text:list text:style-name="L2">
              <text:list-item>
                <text:p text:style-name="P1">How to quantify the significance of requirements violation?</text:p>
              </text:list-item>
              <text:list-item>
                <text:p text:style-name="P1">How to continually track the changes in requirements violation?</text:p>
              </text:list-item>
              <text:list-item>
                <text:p text:style-name="P1">How to reason about and make trade-off between overhead and payoff when optimization in runtime architecture? 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1 Candidate Solutions</text:p>
          </draw:text-box>
        </draw:frame>
        <draw:frame presentation:style-name="pr7" draw:text-style-name="P1" draw:layer="layout" svg:width="25.199cm" svg:height="11.779cm" svg:x="1.301cm" svg:y="5cm" presentation:class="outline" presentation:user-transformed="true">
          <draw:text-box>
            <text:list text:style-name="L2">
              <text:list-item>
                <text:p text:style-name="P1">Change detection techniques?</text:p>
                <text:p text:style-name="P1"/>
              </text:list-item>
              <text:list-item>
                <text:p text:style-name="P1">Machine learning/Ensemble learning?</text:p>
              </text:list-item>
            </text:list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2 How to do preference specification easier?</text:p>
          </draw:text-box>
        </draw:frame>
        <draw:frame presentation:style-name="pr4" draw:text-style-name="P4" draw:layer="layout" svg:width="25.199cm" svg:height="13.795cm" svg:x="1.5cm" svg:y="4.124cm">
          <draw:text-box>
            <text:p text:style-name="P4">Existing work that apply multi objective optimization in the self-adaptive software optimization reply on the assumption that “it is difficult for stakeholders to correctly specify preference (weights), or the function that update them”.</text:p>
            <text:p text:style-name="P4"/>
            <text:p text:style-name="P4"><text:span text:style-name="T6">What if</text:span><text:span text:style-name="T8">:</text:span></text:p>
            <text:p text:style-name="P4"><text:s/></text:p>
            <text:p text:style-name="P4"/>
            <text:p text:style-name="P4"/>
            <text:p text:style-name="P4"/>
          </draw:text-box>
        </draw:frame>
        <draw:frame presentation:style-name="pr7" draw:text-style-name="P1" draw:layer="layout" svg:width="25.199cm" svg:height="10.279cm" svg:x="1.301cm" svg:y="13cm" presentation:class="outline" presentation:user-transformed="true">
          <draw:text-box>
            <text:list text:style-name="L2">
              <text:list-item>
                <text:p text:style-name="P1">There is a comprehensive way to project the stakeholder's preferences?</text:p>
              </text:list-item>
              <text:list-item>
                <text:p text:style-name="P1">There is a way to produce generally good result without preference, if it is really difficult to specify them. 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2 Research Questions</text:p>
          </draw:text-box>
        </draw:frame>
        <draw:frame presentation:style-name="pr4" draw:text-style-name="P4" draw:layer="layout" svg:width="25.199cm" svg:height="12.587cm" svg:x="1.2cm" svg:y="9.413cm">
          <draw:text-box>
            <text:p text:style-name="P4"><text:s/></text:p>
            <text:p text:style-name="P4"/>
            <text:p text:style-name="P4"><text:span text:style-name="T6">Significance:</text:span></text:p>
            <text:p text:style-name="P4"/>
            <text:p text:style-name="P4">An easier way for stakeholders to influence the optimization process, leading to better productivity in the development of self-adaptive software.</text:p>
            <text:p text:style-name="P4"/>
          </draw:text-box>
        </draw:frame>
        <draw:frame presentation:style-name="pr7" draw:text-style-name="P1" draw:layer="layout" svg:width="25.199cm" svg:height="9.025cm" svg:x="1cm" svg:y="5cm" presentation:class="outline" presentation:user-transformed="true">
          <draw:text-box>
            <text:list text:style-name="L2">
              <text:list-item>
                <text:p text:style-name="P1">How to comprehensively translate stakeholders' preference into optimization at architecture runtime.</text:p>
              </text:list-item>
              <text:list-item>
                <text:p text:style-name="P1">How to adopt those preferences in the optimization process?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2 Candidate Solutions</text:p>
          </draw:text-box>
        </draw:frame>
        <draw:frame presentation:style-name="pr7" draw:text-style-name="P1" draw:layer="layout" svg:width="25.199cm" svg:height="13.033cm" svg:x="1.302cm" svg:y="5.001cm" presentation:class="outline" presentation:user-transformed="true">
          <draw:text-box>
            <text:list text:style-name="L2">
              <text:list-item>
                <text:p text:style-name="P1">Model@runtime/Requirement@runtime + optimization algorithms?</text:p>
                <text:p text:style-name="P1"/>
              </text:list-item>
              <text:list-item>
                <text:p text:style-name="P1">Multi objective optimization for knee points?</text:p>
              </text:list-item>
            </text:list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>
        <office:forms form:automatic-focus="false" form:apply-design-mode="false"/>
        <draw:frame presentation:style-name="pr3" draw:layer="layout" svg:width="25.199cm" svg:height="3.507cm" svg:x="1.5cm" svg:y="0.5cm" presentation:class="title" presentation:user-transformed="true">
          <draw:text-box>
            <text:p>Problem <text:span text:style-name="T3">#</text:span>3 How to mitigate the effects of badly defined requirements? </text:p>
          </draw:text-box>
        </draw:frame>
        <draw:frame presentation:style-name="pr4" draw:text-style-name="P4" draw:layer="layout" svg:width="25.199cm" svg:height="12.587cm" svg:x="1.301cm" svg:y="3.213cm">
          <draw:text-box>
            <text:p text:style-name="P4">Existing work assume that the requirements of QoS attributes (i.e., constraints) are correctly defined.</text:p>
            <text:p text:style-name="P4"/>
            <text:p text:style-name="P4"><text:span text:style-name="T6">What if</text:span><text:span text:style-name="T8">:</text:span>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presentation:style-name="pr7" draw:text-style-name="P1" draw:layer="layout" svg:width="25.199cm" svg:height="16.669cm" svg:x="1.301cm" svg:y="9.2cm" presentation:class="outline" presentation:user-transformed="true">
          <draw:text-box>
            <text:list text:style-name="L2">
              <text:list-item>
                <text:p text:style-name="P1">The engineer who specifies those requirements lack of experience and domain knowledge on self-adaptive software, or they make wrong assumptions?</text:p>
              </text:list-item>
              <text:list-item>
                <text:p text:style-name="P1"><text:span text:style-name="T9">- the requirements may be too good, which causes the optimization process struggle to find feasible adaptation decisions.</text:span></text:p>
              </text:list-item>
              <text:list-item>
                <text:p text:style-name="P1"><text:span text:style-name="T9">- the requirements may be too bad, which might not influence the optimization process but it loses the point of having the requirements.</text:span></text:p>
              </text:list-item>
            </text:list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3 Research Questions</text:p>
          </draw:text-box>
        </draw:frame>
        <draw:frame presentation:style-name="pr4" draw:text-style-name="P4" draw:layer="layout" svg:width="25.199cm" svg:height="12.587cm" svg:x="1.5cm" svg:y="8.413cm">
          <draw:text-box>
            <text:p text:style-name="P4"/>
            <text:p text:style-name="P4"><text:span text:style-name="T6">Significance</text:span><text:span text:style-name="T8">:</text:span></text:p>
            <text:p text:style-name="P4"/>
            <text:p text:style-name="P4">Saving software development effort as the requirements of experience/knowledge of the self-adaptive software are relaxed when specifying the requirements. </text:p>
            <text:p text:style-name="P4"/>
          </draw:text-box>
        </draw:frame>
        <draw:frame presentation:style-name="pr7" draw:text-style-name="P1" draw:layer="layout" svg:width="25.199cm" svg:height="10.779cm" svg:x="1.2cm" svg:y="4cm" presentation:class="outline" presentation:user-transformed="true">
          <draw:text-box>
            <text:list text:style-name="L2">
              <text:list-item>
                <text:p text:style-name="P1">How to formulate the optimization problem so that it is resilient to the given requirements?</text:p>
              </text:list-item>
              <text:list-item>
                <text:p text:style-name="P1">How to design the corresponding optimization algorithm?</text:p>
              </text:list-item>
            </text:list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3 Candidate Solutions</text:p>
          </draw:text-box>
        </draw:frame>
        <draw:frame presentation:style-name="pr7" draw:text-style-name="P1" draw:layer="layout" svg:width="25.199cm" svg:height="17.041cm" svg:x="1.801cm" svg:y="4.459cm" presentation:class="outline" presentation:user-transformed="true">
          <draw:text-box>
            <text:list text:style-name="L2">
              <text:list-item>
                <text:p text:style-name="P1">Better constraint handling in optimization?</text:p>
                <text:p text:style-name="P1"/>
              </text:list-item>
              <text:list-item>
                <text:p text:style-name="P1">Constraints as one or more objectives? </text:p>
              </text:list-item>
            </text:list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>
        <office:forms form:automatic-focus="false" form:apply-design-mode="false"/>
        <draw:frame presentation:style-name="pr3" draw:layer="layout" svg:width="25.199cm" svg:height="3.507cm" svg:x="1.5cm" svg:y="0.5cm" presentation:class="title" presentation:user-transformed="true">
          <draw:text-box>
            <text:p>Problem <text:span text:style-name="T3">#</text:span>4 How to apply dynamic optimization to the problem?</text:p>
          </draw:text-box>
        </draw:frame>
        <draw:frame presentation:style-name="pr4" draw:text-style-name="P4" draw:layer="layout" svg:width="25.199cm" svg:height="13.795cm" svg:x="1.5cm" svg:y="4.196cm">
          <draw:text-box>
            <text:p text:style-name="P4">Existing work often rely on static optimization, i.e., there is an isolated optimization problems at each point in time.</text:p>
            <text:p text:style-name="P4"/>
            <text:p text:style-name="P4"><text:span text:style-name="T6">What if</text:span><text:span text:style-name="T8">: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presentation:style-name="pr7" draw:text-style-name="P1" draw:layer="layout" svg:width="25.199cm" svg:height="13.533cm" svg:x="1.301cm" svg:y="11.5cm" presentation:class="outline" presentation:user-transformed="true">
          <draw:text-box>
            <text:list text:style-name="L2">
              <text:list-item>
                <text:p text:style-name="P1">The environment changes are frequent? </text:p>
              </text:list-item>
            </text:list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4 Research Questions</text:p>
          </draw:text-box>
        </draw:frame>
        <draw:frame presentation:style-name="pr4" draw:text-style-name="P4" draw:layer="layout" svg:width="25.199cm" svg:height="12.587cm" svg:x="1.301cm" svg:y="9.2cm">
          <draw:text-box>
            <text:p text:style-name="P4"/>
            <text:p text:style-name="P4"/>
            <text:p text:style-name="P4"><text:span text:style-name="T6">Significance</text:span><text:span text:style-name="T8">:</text:span></text:p>
            <text:p text:style-name="P4"/>
            <text:p text:style-name="P4">Potentially improving stability of the software, i.e., quicker response to changes in its states and the environment.</text:p>
          </draw:text-box>
        </draw:frame>
        <draw:frame presentation:style-name="pr7" draw:text-style-name="P1" draw:layer="layout" svg:width="25.199cm" svg:height="15.041cm" svg:x="0.9cm" svg:y="3.7cm" presentation:class="outline" presentation:user-transformed="true">
          <draw:text-box>
            <text:list text:style-name="L2">
              <text:list-item>
                <text:p text:style-name="P1">How to formulate the problem as dynamic optimization problem?</text:p>
              </text:list-item>
              <text:list-item>
                <text:p text:style-name="P1">How to adopt dynamic optimization algorithm at software runtime?</text:p>
              </text:list-item>
              <text:list-item>
                <text:p text:style-name="P1">Dynamic optimization vs. static optimization for runtime optimization of self-adaptive software architecture.</text:p>
              </text:list-item>
            </text:list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4 Candidate Solutions</text:p>
          </draw:text-box>
        </draw:frame>
        <draw:frame presentation:style-name="pr4" draw:text-style-name="P4" draw:layer="layout" svg:width="25.199cm" svg:height="12.587cm" svg:x="1.401cm" svg:y="4.915cm">
          <draw:text-box>
            <text:p text:style-name="P4"/>
            <text:p text:style-name="P4"/>
            <text:p text:style-name="P4"/>
          </draw:text-box>
        </draw:frame>
        <draw:frame presentation:style-name="pr7" draw:text-style-name="P1" draw:layer="layout" svg:width="25.199cm" svg:height="17.041cm" svg:x="1.802cm" svg:y="4.46cm" presentation:class="outline" presentation:user-transformed="true">
          <draw:text-box>
            <text:list text:style-name="L2">
              <text:list-item>
                <text:p text:style-name="P1">Optimization algorithms with memory?</text:p>
                <text:p text:style-name="P1"/>
              </text:list-item>
              <text:list-item>
                <text:p text:style-name="P1">Optimization algorithms with machine learning? </text:p>
              </text:list-item>
            </text:list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>
        <office:forms form:automatic-focus="false" form:apply-design-mode="false"/>
        <draw:frame presentation:style-name="pr3" draw:layer="layout" svg:width="25.199cm" svg:height="3.507cm" svg:x="1.5cm" svg:y="0.5cm" presentation:class="title" presentation:user-transformed="true">
          <draw:text-box>
            <text:p>Problem <text:span text:style-name="T3">#</text:span>5 How to perform meta-optimization at the adaptation engine?</text:p>
          </draw:text-box>
        </draw:frame>
        <draw:frame presentation:style-name="pr4" draw:text-style-name="P4" draw:layer="layout" svg:width="25.199cm" svg:height="13.795cm" svg:x="1.5cm" svg:y="4.396cm">
          <draw:text-box>
            <text:p text:style-name="P4">Optimization for self-adaptive software architecture work at the problem domain. This has lead to intelligent adaptation engine, which consists of number of intelligent component.</text:p>
            <text:p text:style-name="P4"/>
            <text:p text:style-name="P4"><text:span text:style-name="T6">What if</text:span><text:span text:style-name="T8">:</text:span>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presentation:style-name="pr7" draw:text-style-name="P1" draw:layer="layout" svg:width="25.199cm" svg:height="14.787cm" svg:x="1.301cm" svg:y="12.213cm" presentation:class="outline" presentation:user-transformed="true">
          <draw:text-box>
            <text:list text:style-name="L2">
              <text:list-item>
                <text:p text:style-name="P1">Not all of the components are necessary at some points in time? </text:p>
              </text:list-item>
            </text:list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5 Research Questions</text:p>
          </draw:text-box>
        </draw:frame>
        <draw:frame presentation:style-name="pr4" draw:text-style-name="P4" draw:layer="layout" svg:width="25.199cm" svg:height="12.587cm" svg:x="1.5cm" svg:y="8.5cm">
          <draw:text-box>
            <text:p text:style-name="P4"/>
            <text:p text:style-name="P4"><text:span text:style-name="T6">Significance</text:span><text:span text:style-name="T8">:</text:span></text:p>
            <text:p text:style-name="P4"/>
            <text:p text:style-name="P4">Achieving less overhead and simplifying the design process of self-adaptive software.</text:p>
          </draw:text-box>
        </draw:frame>
        <draw:frame presentation:style-name="pr7" draw:text-style-name="P1" draw:layer="layout" svg:width="25.199cm" svg:height="14.287cm" svg:x="1.5cm" svg:y="3.613cm" presentation:class="outline" presentation:user-transformed="true">
          <draw:text-box>
            <text:list text:style-name="L2">
              <text:list-item>
                <text:p text:style-name="P1">How to quantify the usefulness of an intelligent components?</text:p>
                <text:p text:style-name="P1"/>
              </text:list-item>
              <text:list-item>
                <text:p text:style-name="P1">How to reason about the needs of those components?</text:p>
              </text:list-item>
            </text:list>
            <text:p text:style-name="P1"/>
            <text:p text:style-name="P1"/>
            <text:list text:continue-numbering="true"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>
        <office:forms form:automatic-focus="false" form:apply-design-mode="false"/>
        <draw:frame presentation:style-name="pr3" draw:layer="layout" svg:width="25.199cm" svg:height="3.507cm" svg:x="1.401cm" svg:y="0.838cm" presentation:class="title" presentation:user-transformed="true">
          <draw:text-box>
            <text:p>Problem <text:span text:style-name="T3">#</text:span>5 Candidate Solutions</text:p>
          </draw:text-box>
        </draw:frame>
        <draw:frame draw:style-name="gr5" draw:text-style-name="P7" draw:layer="layout" svg:width="7.368cm" svg:height="14.043cm" svg:x="10.132cm" svg:y="4.5cm">
          <draw:text-box>
            <text:p text:style-name="P6"><text:span text:style-name="T10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2T1">
        <office:forms form:automatic-focus="false" form:apply-design-mode="false"/>
        <draw:frame presentation:style-name="pr8" draw:layer="layout" svg:width="25.199cm" svg:height="3.256cm" svg:x="1.4cm" svg:y="1.062cm" presentation:class="title">
          <draw:text-box>
            <text:p>Conclusion</text:p>
          </draw:text-box>
        </draw:frame>
        <draw:frame presentation:style-name="pr9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>When to trigger runtime optimization in self-adaptive software architecture?</text:p>
              </text:list-item>
              <text:list-item>
                <text:p>How to help stakeholder to better project preferences into the runtime optimization?</text:p>
              </text:list-item>
              <text:list-item>
                <text:p>How to improve the stability of runtime optimization against the quality of requirements?</text:p>
              </text:list-item>
              <text:list-item>
                <text:p>How to achieve dynamic optimization for self-adaptive software architecture at runtime?</text:p>
              </text:list-item>
              <text:list-item>
                <text:p>How to achieve meta-optimization for self-adaptive software architecture at runtim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o Chen</meta:initial-creator>
    <meta:creation-date>2015-06-01T10:10:51</meta:creation-date>
    <meta:editing-duration>PT633H05M47S</meta:editing-duration>
    <meta:editing-cycles>332</meta:editing-cycles>
    <dc:date>2016-02-10T09:00:32</dc:date>
    <dc:creator>Tao Chen</dc:creator>
    <meta:generator>OpenOffice.org/3.2$Unix OpenOffice.org_project/320m18$Build-9502</meta:generator>
    <meta:document-statistic meta:object-count="135"/>
  </office:meta>
</office:document-meta>
</file>

<file path=Object 1/content.xml><?xml version="1.0" encoding="utf-8"?>
<math xmlns="http://www.w3.org/1998/Math/MathML">
  <semantics>
    <mrow>
      <msub>
        <mi mathvariant="italic">QoS</mi>
        <mi>k</mi>
      </msub>
      <mrow>
        <mrow>
          <mo stretchy="false">(</mo>
          <mi>t</mi>
          <mo stretchy="false">)</mo>
        </mrow>
        <mi mathvariant="normal">=</mi>
        <msub>
          <mi>f</mi>
          <mi>k</mi>
        </msub>
      </mrow>
      <mrow>
        <mo stretchy="false">(</mo>
        <mrow>
          <msub>
            <mi>P</mi>
            <mn>1</mn>
          </msub>
          <mrow>
            <mo stretchy="false">(</mo>
            <mi>t</mi>
            <mo stretchy="false">)</mo>
          </mrow>
          <mi>,</mi>
          <msub>
            <mi>P</mi>
            <mn>2</mn>
          </msub>
          <mrow>
            <mo stretchy="false">(</mo>
            <mi>t</mi>
            <mo stretchy="false">)</mo>
          </mrow>
          <mi>,</mi>
          <mn>...</mn>
          <msub>
            <mi>P</mi>
            <mi>n</mi>
          </msub>
          <mrow>
            <mo stretchy="false">(</mo>
            <mi>t</mi>
            <mo stretchy="false">)</mo>
          </mrow>
          <mi>,</mi>
          <mo stretchy="false">δ</mo>
        </mrow>
        <mo stretchy="false">)</mo>
      </mrow>
    </mrow>
    <annotation encoding="StarMath 5.0">alignc QoS_k(t) = f_k( P_1(t), P_2(t), ... P_n(t) , %delta )
</annotation>
  </semantics>
</math>
</file>

<file path=Object 2/content.xml><?xml version="1.0" encoding="utf-8"?>
<math xmlns="http://www.w3.org/1998/Math/MathML">
  <semantics>
    <mrow>
      <mrow>
        <mi mathvariant="italic">Max</mi>
        <mi mathvariant="normal">/</mi>
        <mi mathvariant="italic">Min</mi>
      </mrow>
      <mrow>
        <mo stretchy="false">(</mo>
        <mrow>
          <msub>
            <mi mathvariant="italic">QoS</mi>
            <mn>1</mn>
          </msub>
          <mrow>
            <mo stretchy="false">(</mo>
            <mi>t</mi>
            <mo stretchy="false">)</mo>
          </mrow>
          <mi>,</mi>
          <msub>
            <mi mathvariant="italic">QoS</mi>
            <mn>2</mn>
          </msub>
          <mrow>
            <mo stretchy="false">(</mo>
            <mi>t</mi>
            <mo stretchy="false">)</mo>
          </mrow>
          <mn>...</mn>
          <msub>
            <mi mathvariant="italic">QoS</mi>
            <mi>o</mi>
          </msub>
          <mrow>
            <mo stretchy="false">(</mo>
            <mi>t</mi>
            <mo stretchy="false">)</mo>
          </mrow>
          <mi>,</mi>
          <mi mathvariant="italic">Cost</mi>
          <mrow>
            <mo stretchy="false">(</mo>
            <mi>t</mi>
            <mo stretchy="false">)</mo>
          </mrow>
        </mrow>
        <mo stretchy="false">)</mo>
      </mrow>
    </mrow>
    <annotation encoding="StarMath 5.0">Max/Min(QoS_1(t),QoS_2(t)...QoS_o(t), Cost(t))
</annotation>
  </semantics>
</math>
</file>

<file path=Object 3/content.xml><?xml version="1.0" encoding="utf-8"?>
<math xmlns="http://www.w3.org/1998/Math/MathML">
  <semantics>
    <mrow>
      <mi mathvariant="italic">Cost</mi>
      <mrow>
        <mrow>
          <mo stretchy="false">(</mo>
          <mi>t</mi>
          <mo stretchy="false">)</mo>
        </mrow>
        <mi mathvariant="normal">=</mi>
        <mi>g</mi>
      </mrow>
      <mrow>
        <mo stretchy="false">(</mo>
        <mrow>
          <msub>
            <mi>P</mi>
            <mn>1</mn>
          </msub>
          <mrow>
            <mo stretchy="false">(</mo>
            <mi>t</mi>
            <mo stretchy="false">)</mo>
          </mrow>
          <mi>,</mi>
          <msub>
            <mi>P</mi>
            <mn>2</mn>
          </msub>
          <mrow>
            <mo stretchy="false">(</mo>
            <mi>t</mi>
            <mo stretchy="false">)</mo>
          </mrow>
          <mi>,</mi>
          <mn>...</mn>
          <msub>
            <mi>P</mi>
            <mi>n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alignc Cost(t) = g( P_1(t), P_2(t), ... P_n(t))
</annotation>
  </semantics>
</math>
</file>